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088e0e"/>
    </style:style>
    <style:style style:name="P3" style:family="paragraph" style:parent-style-name="Table_20_Contents">
      <style:text-properties officeooo:rsid="000d6997" officeooo:paragraph-rsid="00088e0e"/>
    </style:style>
    <style:style style:name="P4" style:family="paragraph" style:parent-style-name="Table_20_Contents">
      <style:text-properties officeooo:rsid="000d6997" officeooo:paragraph-rsid="000d6997"/>
    </style:style>
    <style:style style:name="P5" style:family="paragraph" style:parent-style-name="Table_20_Contents">
      <style:text-properties officeooo:paragraph-rsid="000edc9e"/>
    </style:style>
    <style:style style:name="P6" style:family="paragraph" style:parent-style-name="Table_20_Contents">
      <style:text-properties officeooo:rsid="0012b6d9" officeooo:paragraph-rsid="0012b6d9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Standard" style:list-style-name="L1">
      <style:paragraph-properties fo:margin-left="-0.018cm" fo:margin-right="0.009cm" fo:text-indent="-0.053cm" style:auto-text-indent="false">
        <style:tab-stops/>
      </style:paragraph-properties>
      <style:text-properties officeooo:paragraph-rsid="00088e0e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rsid="0012b6d9" officeooo:paragraph-rsid="0014e40e" style:font-size-asian="14pt" style:font-style-asian="italic" style:font-weight-asian="normal" style:font-size-complex="14pt" style:font-style-complex="italic" style:font-weight-complex="normal"/>
    </style:style>
    <style:style style:name="T1" style:family="text">
      <style:text-properties officeooo:rsid="000d6997"/>
    </style:style>
    <style:style style:name="T2" style:family="text">
      <style:text-properties officeooo:rsid="000eff92"/>
    </style:style>
    <style:style style:name="T3" style:family="text">
      <style:text-properties officeooo:rsid="0009e3e3"/>
    </style:style>
    <style:style style:name="T4" style:family="text">
      <style:text-properties officeooo:rsid="00093f40"/>
    </style:style>
    <style:style style:name="T5" style:family="text">
      <style:text-properties fo:font-weight="normal" officeooo:rsid="00143da8" style:font-weight-asian="normal" style:font-weight-complex="normal"/>
    </style:style>
    <style:style style:name="T6" style:family="text">
      <style:text-properties officeooo:rsid="000ee47a"/>
    </style:style>
    <style:style style:name="T7" style:family="text">
      <style:text-properties officeooo:rsid="00143da8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6">Visualizza Menu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Standard">Iniziato da: <text:span text:style-name="T7">Utente Autenticat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5"><text:span text:style-name="T4">L'utente accede al sistema e viene riconosciuto come </text:span><text:span text:style-name="T5">Utente Autenticat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p text:style-name="P2">1. <text:span text:style-name="T2">l</text:span><text:span text:style-name="T3">'utente accede alla </text:span><text:span text:style-name="T1">sezione Mensa</text:span></text:p>
            <text:p text:style-name="P3"><text:s text:c="12"/>2.Il sistema mostra <text:s/><text:span text:style-name="T6">il menu in vigore</text:span></text:p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6">L'utente visualizza il menu in vigore correttamente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0683267" text:style-name="L1">
              <text:list-header>
                <text:p text:style-name="P9">Nel caso di un errore utente, il sistema mostra all’utente un messaggio di errore che indica l'errore verificatosi. </text:p>
              </text:list-header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4">N/D</text:p>
          </table:table-cell>
        </table:table-row>
      </table:table>
      <text:p text:style-name="P8"/>
      <text:p text:style-name="P10">Visualizza Men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21:30:31.94</meta:creation-date>
    <meta:editing-duration>PT46M17S</meta:editing-duration>
    <meta:editing-cycles>22</meta:editing-cycles>
    <meta:generator>LibreOffice/3.6$Windows_x86 LibreOffice_project/da8c1e6-fd468f4-454e206-f42a4a9-143cfd</meta:generator>
    <dc:date>2012-10-22T20:53:44.88</dc:date>
    <meta:document-statistic meta:table-count="1" meta:image-count="0" meta:object-count="0" meta:page-count="1" meta:paragraph-count="18" meta:word-count="76" meta:character-count="526" meta:non-whitespace-character-count="454"/>
  </office:meta>
</office:document-meta>
</file>